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2f5b80" officeooo:paragraph-rsid="001c9ab3"/>
    </style:style>
    <style:style style:name="P2" style:family="paragraph" style:parent-style-name="Standard">
      <style:text-properties fo:color="#000000" loext:opacity="100%" officeooo:rsid="0031e7e7" officeooo:paragraph-rsid="0031e7e7"/>
    </style:style>
    <style:style style:name="P3" style:family="paragraph" style:parent-style-name="Standard">
      <style:text-properties fo:color="#000000" loext:opacity="100%" officeooo:rsid="0034fae6" officeooo:paragraph-rsid="00378978"/>
    </style:style>
    <style:style style:name="P4" style:family="paragraph" style:parent-style-name="Standard">
      <style:text-properties fo:color="#000000" loext:opacity="100%" officeooo:rsid="0034fae6" officeooo:paragraph-rsid="003e0202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a0af5" officeooo:paragraph-rsid="003a0af5"/>
    </style:style>
    <style:style style:name="P7" style:family="paragraph" style:parent-style-name="Standard">
      <style:text-properties fo:color="#000000" loext:opacity="100%" officeooo:rsid="00466dc1" officeooo:paragraph-rsid="00466dc1"/>
    </style:style>
    <style:style style:name="P8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9" style:family="paragraph" style:parent-style-name="Standard">
      <style:text-properties fo:color="#000000" loext:opacity="100%" officeooo:rsid="0047291a" officeooo:paragraph-rsid="0047291a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31e7e7" officeooo:paragraph-rsid="0031e7e7"/>
    </style:style>
    <style:style style:name="P12" style:family="paragraph" style:parent-style-name="Standard">
      <style:text-properties fo:color="#000000" loext:opacity="100%" officeooo:rsid="0031e7e7" officeooo:paragraph-rsid="004da74a"/>
    </style:style>
    <style:style style:name="P13" style:family="paragraph" style:parent-style-name="Standard">
      <style:text-properties fo:color="#000000" loext:opacity="100%" officeooo:rsid="004977bc" officeooo:paragraph-rsid="004977bc"/>
    </style:style>
    <style:style style:name="P14" style:family="paragraph" style:parent-style-name="Standard">
      <style:text-properties fo:color="#000000" loext:opacity="100%" officeooo:rsid="004977bc" officeooo:paragraph-rsid="004b7cc2"/>
    </style:style>
    <style:style style:name="P15" style:family="paragraph" style:parent-style-name="Standard">
      <style:text-properties fo:color="#000000" loext:opacity="100%" officeooo:rsid="004977bc" officeooo:paragraph-rsid="004cd9b6"/>
    </style:style>
    <style:style style:name="P16" style:family="paragraph" style:parent-style-name="Standard">
      <style:text-properties fo:color="#000000" loext:opacity="100%" officeooo:rsid="004977bc" officeooo:paragraph-rsid="004da74a"/>
    </style:style>
    <style:style style:name="P17" style:family="paragraph" style:parent-style-name="Standard">
      <style:text-properties fo:color="#000000" loext:opacity="100%" officeooo:rsid="004cd9b6" officeooo:paragraph-rsid="004cd9b6"/>
    </style:style>
    <style:style style:name="P18" style:family="paragraph" style:parent-style-name="Standard">
      <style:text-properties fo:color="#000000" loext:opacity="100%" officeooo:rsid="004cd9b6" officeooo:paragraph-rsid="004da74a"/>
    </style:style>
    <style:style style:name="P19" style:family="paragraph" style:parent-style-name="Standard">
      <style:text-properties fo:color="#000000" loext:opacity="100%" officeooo:rsid="0034fae6" officeooo:paragraph-rsid="003e0202"/>
    </style:style>
    <style:style style:name="P20" style:family="paragraph" style:parent-style-name="Standard">
      <style:text-properties fo:color="#000000" loext:opacity="100%" officeooo:rsid="0034fae6" officeooo:paragraph-rsid="004da74a"/>
    </style:style>
    <style:style style:name="P21" style:family="paragraph" style:parent-style-name="Standard">
      <style:text-properties fo:color="#000000" loext:opacity="100%" officeooo:rsid="002f5b80" officeooo:paragraph-rsid="001c9ab3"/>
    </style:style>
    <style:style style:name="P22" style:family="paragraph" style:parent-style-name="Standard">
      <style:text-properties fo:color="#000000" loext:opacity="100%" fo:font-weight="bold" officeooo:rsid="004da74a" officeooo:paragraph-rsid="004da74a" style:font-weight-asian="bold" style:font-weight-complex="bold"/>
    </style:style>
    <style:style style:name="P23" style:family="paragraph" style:parent-style-name="Standard">
      <style:text-properties fo:color="#000000" loext:opacity="100%" officeooo:rsid="0047291a" officeooo:paragraph-rsid="004da74a"/>
    </style:style>
    <style:style style:name="P24" style:family="paragraph" style:parent-style-name="Standard">
      <style:text-properties fo:color="#000000" loext:opacity="100%" officeooo:rsid="003a0af5" officeooo:paragraph-rsid="004da74a"/>
    </style:style>
    <style:style style:name="P25" style:family="paragraph" style:parent-style-name="Standard">
      <style:text-properties fo:color="#000000" loext:opacity="100%" style:font-name="Cantarell Extra Bold" fo:font-weight="bold" officeooo:rsid="00226925" officeooo:paragraph-rsid="00226925" style:font-weight-asian="bold" style:font-weight-complex="bold"/>
    </style:style>
    <style:style style:name="P26" style:family="paragraph" style:parent-style-name="Standard">
      <style:text-properties fo:color="#000000" loext:opacity="100%" officeooo:rsid="0051f946" officeooo:paragraph-rsid="0051f946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8d67d"/>
    </style:style>
    <style:style style:name="T6" style:family="text">
      <style:text-properties officeooo:rsid="003a0af5"/>
    </style:style>
    <style:style style:name="T7" style:family="text">
      <style:text-properties officeooo:rsid="003e0202"/>
    </style:style>
    <style:style style:name="T8" style:family="text">
      <style:text-properties officeooo:rsid="0034fae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49a556"/>
    </style:style>
    <style:style style:name="T12" style:family="text">
      <style:text-properties officeooo:rsid="004aaf96"/>
    </style:style>
    <style:style style:name="T13" style:family="text">
      <style:text-properties officeooo:rsid="004b7cc2"/>
    </style:style>
    <style:style style:name="T14" style:family="text">
      <style:text-properties officeooo:rsid="004da74a"/>
    </style:style>
    <style:style style:name="T15" style:family="text">
      <style:text-properties fo:font-weight="bold" officeooo:rsid="003a0af5" style:font-weight-asian="bold" style:font-weight-complex="bold"/>
    </style:style>
    <style:style style:name="T16" style:family="text">
      <style:text-properties fo:font-weight="bold" officeooo:rsid="00351209" style:font-weight-asian="bold" style:font-weight-complex="bold"/>
    </style:style>
    <style:style style:name="T17" style:family="text">
      <style:text-properties officeooo:rsid="00500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5">Tests of <text:span text:style-name="T17">if inside </text:span><text:span text:style-name="T1">for</text:span> statements</text:p>
      <text:p text:style-name="P1"/>
      <text:p text:style-name="P2">[for <text:span text:style-name="T2">$</text:span>tutu]</text:p>
      <text:p text:style-name="P8"><text:span text:style-name="T6">Associate number </text:span><text:span text:style-name="T3">[forindex]</text:span></text:p>
      <text:p text:style-name="P9"><text:span text:style-name="T9">[if [foritem type] == person]</text:span><text:span text:style-name="T6">first name : </text:span><text:span text:style-name="T8">[foritem firstName] [foritem </text:span>lastName<text:span text:style-name="T8">]</text:span>[endif]</text:p>
      <text:p text:style-name="P9"><text:span text:style-name="T9">[if [foritem type] == company]company name</text:span><text:span text:style-name="T6"> : </text:span><text:span text:style-name="T8">[foritem </text:span>name<text:span text:style-name="T8">]</text:span>[endif]</text:p>
      <text:p text:style-name="P5"/>
      <text:p text:style-name="P6">Address : </text:p>
      <text:p text:style-name="P3">[foritem <text:span text:style-name="T4">address.street1</text:span>]</text:p>
      <text:p text:style-name="P4">[foritem <text:span text:style-name="T4">address.</text:span><text:span text:style-name="T7">zip</text:span>] [foritem <text:span text:style-name="T4">address.</text:span><text:span text:style-name="T5">city</text:span>]</text:p>
      <text:p text:style-name="P4"/>
      <text:p text:style-name="P17">inside for :</text:p>
      <text:p text:style-name="P15">before<text:span text:style-name="T11">_</text:span>[if $outsidefor == <text:span text:style-name="T12">foo</text:span>]should display[endif]<text:span text:style-name="T11">_</text:span>after</text:p>
      <text:p text:style-name="P15">before<text:span text:style-name="T11">_</text:span>[if $outsidefor == <text:span text:style-name="T13">not the good value</text:span>]should <text:span text:style-name="T13">not </text:span>display[endif]<text:span text:style-name="T11">_</text:span>after</text:p>
      <text:p text:style-name="P15"/>
      <text:p text:style-name="P26">[if $odoo(tutu.[forindex].city) == Grenoble]**IN GRENOBLE**[endif]</text:p>
      <text:p text:style-name="P4"/>
      <text:p text:style-name="P2">[endfor]</text:p>
      <text:p text:style-name="P2"/>
      <text:p text:style-name="P17">outside for</text:p>
      <text:p text:style-name="P2"/>
      <text:p text:style-name="P13">before<text:span text:style-name="T11">_</text:span>[if $outsidefor == <text:span text:style-name="T12">foo</text:span>]should display[endif]<text:span text:style-name="T11">_</text:span>after</text:p>
      <text:p text:style-name="P14">before<text:span text:style-name="T11">_</text:span>[if $outsidefor == <text:span text:style-name="T13">not the good value</text:span>]should <text:span text:style-name="T13">not </text:span>display[endif]<text:span text:style-name="T11">_</text:span>after</text:p>
      <text:p text:style-name="P1"/>
      <text:p text:style-name="P22">Test if on the forindex</text:p>
      <text:p text:style-name="P1"/>
      <text:p text:style-name="P12">[for <text:span text:style-name="T2">$</text:span>tutu]<text:span text:style-name="T14">[if [forindex] == 1]</text:span><text:span text:style-name="T15">Associate number </text:span><text:span text:style-name="T16">[forindex]</text:span></text:p>
      <text:p text:style-name="P23"><text:span text:style-name="T9">[if [foritem type] == person]</text:span><text:span text:style-name="T6">first name : </text:span><text:span text:style-name="T8">[foritem firstName] [foritem </text:span>lastName<text:span text:style-name="T8">]</text:span>[endif]</text:p>
      <text:p text:style-name="P23"><text:span text:style-name="T9">[if [foritem type] == company]company name</text:span><text:span text:style-name="T6"> : </text:span><text:span text:style-name="T8">[foritem </text:span>name<text:span text:style-name="T8">]</text:span>[endif]</text:p>
      <text:p text:style-name="P24">Address : </text:p>
      <text:p text:style-name="P20">[foritem <text:span text:style-name="T4">address.street1</text:span>]</text:p>
      <text:p text:style-name="P20">[foritem <text:span text:style-name="T4">address.</text:span><text:span text:style-name="T7">zip</text:span>] [foritem <text:span text:style-name="T4">address.</text:span><text:span text:style-name="T5">city</text:span>]<text:span text:style-name="T14">[endif]</text:span><text:span text:style-name="T1">[endfor]</text:span></text:p>
      <text:p text:style-name="P1"/>
      <text:p text:style-name="P7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6-04T08:10:18.605244033</dc:date>
    <meta:editing-duration>PT11H9M19S</meta:editing-duration>
    <meta:editing-cycles>55</meta:editing-cycles>
    <meta:generator>LibreOffice/7.5.3.2$Linux_X86_64 LibreOffice_project/50$Build-2</meta:generator>
    <meta:document-statistic meta:table-count="0" meta:image-count="0" meta:object-count="0" meta:page-count="1" meta:paragraph-count="24" meta:word-count="121" meta:character-count="1005" meta:non-whitespace-character-count="906"/>
  </office:meta>
</office:document-meta>
</file>